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text:span>  </text:span></text:span> <text:span>[</text:span><text:span text:style-name="pronunciation_pronunciations_entry_letData">a.ˈnon<text:span>]</text:span></text:span> <text:span> </text:span><text:span text:style-name="partofspeech_.en_grammaticalinfo_sense_senses_entry_letData">noun(inal)<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fruit, seed</text:span> <text:span text:style-name="xlanguagetag_.en_xitem_.tpi_definition_.en_sense_senses_entry_letData">Pdg </text:span> <text:span> </text:span><text:span text:style-name="xitem_.tpi_definition_.en_sense_senses_entry_letData">pikinini bilong diwai samting</text:span> <text:span> </text:span><text:span text:style-name="example_xitem_examples_sense_senses_entry_letData">Sakom anon loḳ om hil aġa<text:span> </text:span></text:span> <text:span text:style-name="translation_.en_translations_xitem_examples_sense_senses_entry_letData">There is fruit on the corn so let's eat it<text:span> </text:span></text:span> <text:span>  </text:span><text:span text:style-name="example_xitem_examples_sense_senses_entry_letData">Sis anon luu meraḳ nare<text:span> </text:span></text:span> <text:span text:style-name="translation_.en_translations_xitem_examples_sense_senses_entry_letData">It has two nuts/pieces of fruit on it<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body</text:span> <text:span text:style-name="xlanguagetag_.en_xitem_.tpi_definition_.en_sense_senses_entry_letData">Pdg </text:span> <text:span> </text:span><text:span text:style-name="xitem_.tpi_definition_.en_sense_senses_entry_letData">bodi</text:span> <text:span> </text:span><text:span text:style-name="example_examples_sense_senses_entry_letData">Hil anod nedo vesa in hil naha nos meneġadu hil<text:span> </text:span></text:span> <text:span text:style-name="translation_.en_translations_examples_sense_senses_entry_letData">Our bodies stay alive because we eat food and that strengthens us<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true, real</text:span> <text:span text:style-name="xlanguagetag_.en_xitem_.tpi_definition_.en_sense_senses_entry_letData">Pdg </text:span> <text:span> </text:span><text:span text:style-name="xitem_.tpi_definition_.en_sense_senses_entry_letData">tru</text:span> <text:span> </text:span><text:span text:style-name="example_xitem_examples_sense_senses_entry_letData">Nġaa pin sënë anon raḳ yoh vu ġaġek sën Mehöböp nër lo<text:span> </text:span></text:span> <text:span text:style-name="translation_.en_translations_xitem_examples_sense_senses_entry_letData">All these things happened according to what the Lord said<text:span> </text:span></text:span> <text:span>  </text:span><text:span text:style-name="example_xitem_examples_sense_senses_entry_letData">Ham kwamin nevo ġaġek sën senër agi lo bë anon ma <text:span> </text:span></text:span> <text:span text:style-name="translation_.en_translations_xitem_examples_sense_senses_entry_letData">You think that what I just said is not true!<text:span> </text:span></text:span> <text:span> </text:span><text:span>  </text:span><text:span text:style-name="xsensenumber_sense_senses_entry_letData">4) </text:span> <text:span text:style-name="xlanguagetag_.en_xitem_.en_definition_.en_sense_senses_entry_letData">Eng </text:span> <text:span text:style-name="xitem_.en_definition_.en_sense_senses_entry_letData">spirit, essence, reality-this part of a person may leave the body in a dream (cf also <text:span text:style-name="span_.bzh_xitem_.en_definition_.en_sense_senses_entry_letData">kenu</text:span> )</text:span> <text:span text:style-name="xlanguagetag_.en_xitem_.tpi_definition_.en_sense_senses_entry_letData">Pdg </text:span> <text:span> </text:span><text:span text:style-name="xitem_.tpi_definition_.en_sense_senses_entry_letData">spirit/ tewel em i lusim bodi long nait long driman</text:span> <text:span> </text:span><text:span text:style-name="example_examples_sense_senses_entry_letData">Yesu nġeeḳ böpata ggökin log lëëin anon ya<text:span> </text:span></text:span> <text:span text:style-name="translation_.en_translations_examples_sense_senses_entry_letData">Jesus cried out loudly and released his spirit<text:span> </text:span></text:span> <text:span> </text:span></text:p>
      </text:section>
      <text:section text:style-name="Sect_letHead" text:name="Sect_letHead">
        <text:p text:style-name="letter_letHead">B b</text:p>
      </text:section>
      <text:section text:style-name="Sect_letData" text:name="Sect_letData">
        <text:p text:style-name="entry_letData"><text:span text:style-name="headword_entry_letData">bumin<text:span>  </text:span></text:span> <text:span>[</text:span><text:span text:style-name="pronunciation_pronunciations_entry_letData">ᵐbum.in<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 in dancing, but didn't follow the correct ritual.</text:span> <text:span text:style-name="xlanguagetag_.en_xitem_.tpi_definition_.en_sense_senses_entry_letData">Pdg </text:span> <text:span> </text:span><text:span text:style-name="xitem_.tpi_definition_.en_sense_senses_entry_letData">sampela samting i bagarapim em</text:span> <text:span> </text:span><text:span text:style-name="example_xitem_examples_sense_senses_entry_letData">Nġaa la bumin beloḳ nedo begganġ<text:span> </text:span></text:span> <text:span text:style-name="translation_.en_translations_xitem_examples_sense_senses_entry_letData">Something has made him sick and he is staying in the house<text:span> </text:span></text:span> <text:span>  </text:span><text:span text:style-name="example_xitem_examples_sense_senses_entry_letData">Nyëġ bumin<text:span> </text:span></text:span> <text:span text:style-name="translation_.en_translations_xitem_examples_sense_senses_entry_letData">The (spirit from this) place made him sick<text:span> </text:span></text:span> <text:span> </text:span></text:p>
      </text:section>
      <text:section text:style-name="Sect_letHead" text:name="Sect_letHead">
        <text:p text:style-name="letter_letHead">D d</text:p>
      </text:section>
      <text:section text:style-name="Sect_letData" text:name="Sect_letData">
        <text:p text:style-name="entry_letData"><text:span text:style-name="headword_entry_letData">deġinengin<text:span>  </text:span></text:span> <text:span>[</text:span><text:span text:style-name="pronunciation_pronunciations_entry_letData">ⁿdə.ˈᵑɢin.əŋ.in<text:span>]</text:span></text:span> <text:span> </text:span><text:span text:style-name="xsensenumber_sense_senses_entry_letData">1) </text:span> <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 press down, press together, hold down, crush</text:span> <text:span text:style-name="xlanguagetag_.en_xitem_.tpi_definition_.en_sense_senses_entry_letData">Pdg </text:span> <text:span> </text:span><text:span text:style-name="span_.en_xitem_.tpi_definition_.en_sense_senses_entry_letData">daunim</text:span> <text:span text:style-name="xitem_.tpi_definition_.en_sense_senses_entry_letData"> strong</text:span> <text:span> </text:span><text:span text:style-name="example_xitem_examples_sense_senses_entry_letData">Deġinengin bahë pesuv<text:span> </text:span></text:span> <text:span text:style-name="translation_.en_translations_xitem_examples_sense_senses_entry_letData">It crushed him and his insides spurted out<text:span> </text:span></text:span> <text:span>  </text:span><text:span text:style-name="example_xitem_examples_sense_senses_entry_letData">Begganġ tamanġ bedeġinengin bööḳ<text:span> </text:span></text:span> <text:span text:style-name="translation_.en_translations_xitem_examples_sense_senses_entry_letData">The house collapsed and squashed the pig<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oppress, burden, persecute</text:span> <text:span text:style-name="xlanguagetag_.en_xitem_.tpi_definition_.en_sense_senses_entry_letData">Pdg </text:span> <text:span> </text:span><text:span text:style-name="xitem_.tpi_definition_.en_sense_senses_entry_letData">givim hevi long</text:span> <text:span> </text:span><text:span text:style-name="example_examples_sense_senses_entry_letData">Su rëḳ dedeġinengin nġaa maggin jaḳ sa rë<text:span> </text:span></text:span> <text:span text:style-name="translation_.en_translations_examples_sense_senses_entry_letData">They won't persecute me<text:span> </text:span></text:span> <text:span> </text:span></text:p>
      </text:section>
      <text:section text:style-name="Sect_letHead" text:name="Sect_letHead">
        <text:p text:style-name="letter_letHead">G g</text:p>
      </text:section>
      <text:section text:style-name="Sect_letData" text:name="Sect_letData">
        <text:p text:style-name="entry_letData"><text:span text:style-name="headword_entry_letData">gelöġin<text:span>  </text:span></text:span> <text:span>[</text:span><text:span text:style-name="pronunciation_pronunciations_entry_letData">ᵑɡə.ˈl̪ɔᵑɢ.in<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scrape, to rub off-as of skin</text:span> <text:span text:style-name="xlanguagetag_.en_xitem_.tpi_definition_.en_sense_senses_entry_letData">Pdg </text:span> <text:span> </text:span><text:span text:style-name="xitem_.tpi_definition_.en_sense_senses_entry_letData">skrapim skin</text:span> <text:span> </text:span><text:span text:style-name="example_xitem_examples_sense_senses_entry_letData">Gelöġin seḳë raḳ ḳele nyë<text:span> </text:span></text:span> <text:span text:style-name="translation_.en_translations_xitem_examples_sense_senses_entry_letData">He scraped his arm on the projection from the tree<text:span> </text:span></text:span> <text:span>  </text:span><text:span text:style-name="example_xitem_examples_sense_senses_entry_letData">Sa ġelöġin rekuġ raḳ ġelönġ<text:span> </text:span></text:span> <text:span text:style-name="translation_.en_translations_xitem_examples_sense_senses_entry_letData">I scraped my elbow on a stone<text:span> </text:span></text:span> <text:span>  </text:span><text:span text:style-name="example_xitem_examples_sense_senses_entry_letData">Nema loḳ mala lob gelöġin<text:span> </text:span></text:span> <text:span text:style-name="translation_.en_translations_xitem_examples_sense_senses_entry_letData">She scratched his eye out with her fingers<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remove-as of clothing etc</text:span> <text:span text:style-name="xlanguagetag_.en_xitem_.tpi_definition_.en_sense_senses_entry_letData">Pdg </text:span> <text:span> </text:span><text:span text:style-name="span_.en_xitem_.tpi_definition_.en_sense_senses_entry_letData">l</text:span> <text:span text:style-name="xitem_.tpi_definition_.en_sense_senses_entry_letData">usim siot samting</text:span> <text:span> </text:span><text:span text:style-name="example_examples_sense_senses_entry_letData">Gelöġin trases geya neripek<text:span> </text:span></text:span> <text:span text:style-name="translation_.en_translations_examples_sense_senses_entry_letData">He took his trousers and went to wash<text:span> </text:span></text:span> <text:span> </text:span></text:p>
        <text:p text:style-name="entry_letData"><text:span text:style-name="headword_entry_letData">gëpin<text:span>  </text:span></text:span> <text:span>[</text:span><text:span text:style-name="pronunciation_pronunciations_entry_letData">ᵑɡep.in<text:span>]</text:span></text:span> <text:span> </text:span><text:span>(</text:span><text:span text:style-name="LexEntryTypepublishStemEntryTypeAbbreviationPub_.en_entryreftype_primaryrefs_entry_letData">der. of<text:span> </text:span></text:span> <text:span> </text:span><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be sorry for, to pity, to express a wish that something won't happen</text:span> <text:span text:style-name="xlanguagetag_.en_xitem_.tpi_definition_.en_sense_senses_entry_letData">Pdg </text:span> <text:span> </text:span><text:span text:style-name="span_.en_xitem_.tpi_definition_.en_sense_senses_entry_letData">sori long</text:span> <text:span text:style-name="xitem_.tpi_definition_.en_sense_senses_entry_letData"> em</text:span> <text:span> </text:span><text:span text:style-name="example_examples_sense_senses_entry_letData">Rëḳ mu gëpin mehö sën rëḳ nanër Mehönon Nalu ranġah vu alam bedengis yi<text:span> </text:span></text:span> <text:span text:style-name="translation_.en_translations_examples_sense_senses_entry_letData">But pity the person who betrays the Son of Man to death<text:span> </text:span></text:span> <text:span> </text:span></text:p>
        <text:p text:style-name="entry_letData"><text:span text:style-name="headword_entry_letData">gujeng<text:span>  </text:span></text:span> <text:span>[</text:span><text:span text:style-name="pronunciation_pronunciations_entry_letData">ˈᵑɡuⁿd͡ʒ.əŋ<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sleep somewhere; but then get up and go on to somewhere else; to finish staying somewhere and go on</text:span> <text:span text:style-name="xlanguagetag_.en_xitem_.tpi_definition_.en_sense_senses_entry_letData">Pdg </text:span> <text:span> </text:span><text:span text:style-name="span_.en_xitem_.tpi_definition_.en_sense_senses_entry_letData">l</text:span> <text:span text:style-name="xitem_.tpi_definition_.en_sense_senses_entry_letData">usim haus</text:span> <text:span> </text:span><text:span text:style-name="example_xitem_examples_sense_senses_entry_letData">Gujeng ya begganġ mewis<text:span> </text:span></text:span> <text:span text:style-name="translation_.en_translations_xitem_examples_sense_senses_entry_letData">He finished staying here and went on to another house<text:span> </text:span></text:span> <text:span>  </text:span><text:span text:style-name="example_xitem_examples_sense_senses_entry_letData">Dëggëp loḳ gujeng yah<text:span> </text:span></text:span> <text:span text:style-name="translation_.en_translations_xitem_examples_sense_senses_entry_letData">They slept there and then went back<text:span> </text:span></text:span> <text:span>  </text:span><text:span text:style-name="example_xitem_examples_sense_senses_entry_letData">Segujeng ya Rae loḳ tum segujeng meyom<text:span> </text:span></text:span> <text:span text:style-name="translation_.en_translations_xitem_examples_sense_senses_entry_letData">I went and lived in Lae for a while and then I came back<text:span> </text:span></text:span> <text:span> </text:span></text:p>
      </text:section>
      <text:section text:style-name="Sect_letHead" text:name="Sect_letHead">
        <text:p text:style-name="letter_letHead">H h</text:p>
      </text:section>
      <text:section text:style-name="Sect_letData" text:name="Sect_letData">
        <text:p text:style-name="entry_letData"><text:span text:style-name="headword_entry_letData">huh yi<text:span>  </text:span></text:span> <text:span>[</text:span><text:span text:style-name="pronunciation_pronunciations_entry_letData">ʁuʁ yi<text:span>]</text:span></text:span> <text:span> </text:span><text:span text:style-name="partofspeech_.en_grammaticalinfo_sense_senses_entry_letData">Class2<text:span> </text:span></text:span> <text:span> </text:span><text:span text:style-name="xlanguagetag_.en_xitem_.en_definition_.en_sense_senses_entry_letData">Eng </text:span> <text:span text:style-name="xitem_.en_definition_.en_sense_senses_entry_letData">restrain oneself, hold back, refrain, to remain calm--used with the appropriate pronoun, <text:span text:style-name="span_.bzh_xitem_.en_definition_.en_sense_senses_entry_letData">yi, ham</text:span> , etc.</text:span> <text:span text:style-name="xlanguagetag_.en_xitem_.tpi_definition_.en_sense_senses_entry_letData">Pdg </text:span> <text:span> </text:span><text:span text:style-name="xitem_.tpi_definition_.en_sense_senses_entry_letData">sindaun isi</text:span> <text:span> </text:span><text:span text:style-name="example_examples_sense_senses_entry_letData">Ham huh ham geham su vonġ baar rë<text:span> </text:span></text:span> <text:span text:style-name="translation_.en_translations_examples_sense_senses_entry_letData">You held back and didn't play football<text:span> </text:span></text:span> <text:span> </text:span></text:p>
      </text:section>
      <text:section text:style-name="Sect_letHead" text:name="Sect_letHead">
        <text:p text:style-name="letter_letHead">J j</text:p>
      </text:section>
      <text:section text:style-name="Sect_letData" text:name="Sect_letData">
        <text:p text:style-name="entry_letData"><text:span text:style-name="headword_entry_letData">jij<text:span>  </text:span></text:span> <text:span>[</text:span><text:span text:style-name="pronunciation_pronunciations_entry_letData">ⁿd͡ʒiⁿd͡ʒ<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entreat, entice, persuade, urge, tempt, seduce; to cause someone to do something they hadn't intended</text:span> <text:span text:style-name="xlanguagetag_.en_xitem_.tpi_definition_.en_sense_senses_entry_letData">Pdg </text:span> <text:span> </text:span><text:span text:style-name="span_.en_xitem_.tpi_definition_.en_sense_senses_entry_letData">hariapim</text:span> <text:span> </text:span><text:span text:style-name="example_xitem_examples_sense_senses_entry_letData">Pesooḳ jij sa<text:span> </text:span></text:span> <text:span text:style-name="translation_.en_translations_xitem_examples_sense_senses_entry_letData">I had the hiccups<text:span> </text:span></text:span> <text:span>  </text:span><text:span text:style-name="example_xitem_examples_sense_senses_entry_letData">Jij bë dena pevis<text:span> </text:span></text:span> <text:span text:style-name="translation_.en_translations_xitem_examples_sense_senses_entry_letData">He urged them to go quickly<text:span> </text:span></text:span> <text:span>  </text:span><text:span text:style-name="example_xitem_examples_sense_senses_entry_letData">Sa su nër bë alu ana rë gaḳ yö jij sa bë alu ana<text:span> </text:span></text:span> <text:span text:style-name="translation_.en_translations_xitem_examples_sense_senses_entry_letData">I didn't say we would go, but he urged me to<text:span> </text:span></text:span> <text:span> </text:span></text:p>
      </text:section>
      <text:section text:style-name="Sect_letHead" text:name="Sect_letHead">
        <text:p text:style-name="letter_letHead">K k</text:p>
      </text:section>
      <text:section text:style-name="Sect_letData" text:name="Sect_letData">
        <text:p text:style-name="entry_letData"><text:span text:style-name="headword_entry_letData">ketiv<text:span>  </text:span></text:span> <text:span>[</text:span><text:span text:style-name="pronunciation_pronunciations_entry_letData">kə.ˈtiβ<text:span>]</text:span></text:span> <text:span> </text:span><text:span text:style-name="partofspeech_.en_grammaticalinfo_sense_senses_entry_letData">noun(al)<text:span> </text:span></text:span> <text:span> </text:span><text:span text:style-name="xlanguagetag_.en_xitem_.en_definition_.en_sense_senses_entry_letData">Eng </text:span> <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 <text:span text:style-name="xlanguagetag_.en_xitem_.tpi_definition_.en_sense_senses_entry_letData">Pdg </text:span> <text:span> </text:span><text:span text:style-name="xitem_.tpi_definition_.en_sense_senses_entry_letData">banisim pis</text:span> <text:span> </text:span><text:span text:style-name="example_examples_sense_senses_entry_letData">Deketiv bël vaha in bë ġël jaḳ vu gedengis<text:span> </text:span></text:span> <text:span text:style-name="translation_.en_translations_examples_sense_senses_entry_letData">They built secondary walls across downstream of the dam to prevent the fish escaping and to allow them to catch them<text:span> </text:span></text:span> <text:span> </text:span></text:p>
      </text:section>
      <text:section text:style-name="Sect_letHead" text:name="Sect_letHead">
        <text:p text:style-name="letter_letHead">Ḳ ḳ</text:p>
      </text:section>
      <text:section text:style-name="Sect_letData" text:name="Sect_letData">
        <text:p text:style-name="entry_letData"><text:span text:style-name="headword_entry_letData">ḳunġin<text:span>  </text:span></text:span> <text:span>[</text:span><text:span text:style-name="pronunciation_pronunciations_entry_letData">ˈquɴ.in<text:span>]</text:span></text:span> <text:span>[</text:span><text:span text:style-name="pronunciation_pronunciations_entry_letData">quɴ<text:span>]</text:span></text:span> <text:span> </text:span><text:span>(</text:span><text:span text:style-name="LexEntryTypepublishStemEntryTypeAbbreviationPub_.en_entryreftype_primaryrefs_entry_letData">der. of<text:span> </text:span></text:span> <text:span> </text:span><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 <text:span text:style-name="xlanguagetag_.en_xitem_.tpi_definition_.en_sense_senses_entry_letData">Pdg </text:span> <text:span> </text:span><text:span text:style-name="xitem_.tpi_definition_.en_sense_senses_entry_letData">bekim singaut</text:span> <text:span> </text:span><text:span text:style-name="example_xitem_examples_sense_senses_entry_letData">Tahi ya geḳunġin ving<text:span> </text:span></text:span> <text:span text:style-name="translation_.en_translations_xitem_examples_sense_senses_entry_letData">He called out the message and marked the end of it too<text:span> </text:span></text:span> <text:span>  </text:span><text:span text:style-name="example_xitem_examples_sense_senses_entry_letData">Ḳunġ in mehöti tahi<text:span> </text:span></text:span> <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text:span> </text:span></text:span> <text:span> </text:span></text:p>
      </text:section>
      <text:section text:style-name="Sect_letHead" text:name="Sect_letHead">
        <text:p text:style-name="letter_letHead">L l</text:p>
      </text:section>
      <text:section text:style-name="Sect_letData" text:name="Sect_letData">
        <text:p text:style-name="entry_letData"><text:span text:style-name="headword_entry_letData">lem<text:span>  </text:span></text:span> <text:span>[</text:span><text:span text:style-name="pronunciation_pronunciations_entry_letData">l̪ɛm<text:span>]</text:span></text:span> <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to call domestic animals. There are different kinds of calling depending on the animal: Dogs: <text:span text:style-name="span_.bzh_xitem_.en_definition_.en_sense_senses_entry_letData">Ge, ge, ge, ...</text:span> ; Pigs: <text:span text:style-name="span_.bzh_xitem_.en_definition_.en_sense_senses_entry_letData">Ba, ba, ba, ...</text:span> ; Chickens: <text:span text:style-name="span_.bzh_xitem_.en_definition_.en_sense_senses_entry_letData">Pu, pu, pu, ...</text:span> </text:span> <text:span text:style-name="xlanguagetag_.en_xitem_.tpi_definition_.en_sense_senses_entry_letData">Pdg </text:span> <text:span> </text:span><text:span text:style-name="xitem_.tpi_definition_.en_sense_senses_entry_letData">singautim ol dok, pik, kakaruk, samting</text:span> <text:span> </text:span><text:span text:style-name="example_xitem_examples_sense_senses_entry_letData">Alam-reggu-yi dëlem anöö vu vos<text:span> </text:span></text:span> <text:span text:style-name="translation_.en_translations_xitem_examples_sense_senses_entry_letData">Hunters call their dogs in the bush<text:span> </text:span></text:span> <text:span>  </text:span><text:span text:style-name="example_xitem_examples_sense_senses_entry_letData">Lem bööḳ beyam degga nos<text:span> </text:span></text:span> <text:span text:style-name="translation_.en_translations_xitem_examples_sense_senses_entry_letData">She called the pigs and they came and ate<text:span> </text:span></text:span> <text:span> </text:span></text:p>
        <text:p text:style-name="entry_letData"><text:span text:style-name="headword_entry_letData">lööin<text:span>  </text:span></text:span> <text:span>[</text:span><text:span text:style-name="pronunciation_pronunciations_entry_letData">ˈl̪ɔː.in<text:span>]</text:span></text:span> <text:span> </text:span><text:span>(</text:span><text:span text:style-name="LexEntryTypepublishStemEntryTypeAbbreviationPub_.en_entryreftype_primaryrefs_entry_letData">der. of<text:span> </text:span></text:span> <text:span> </text:span><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sway about</text:span> <text:span text:style-name="xlanguagetag_.en_xitem_.tpi_definition_.en_sense_senses_entry_letData">Pdg </text:span> <text:span> </text:span><text:span text:style-name="span_.en_xitem_.tpi_definition_.en_sense_senses_entry_letData">muv i go i kam</text:span> <text:span> </text:span><text:span text:style-name="example_examples_sense_senses_entry_letData">Löv adingseḳë om lööin<text:span> </text:span></text:span> <text:span text:style-name="translation_.en_translations_examples_sense_senses_entry_letData">The sugarcane is very long so it is swaying about<text:span> </text:span></text:span> <text:span> </text:span></text:p>
      </text:section>
      <text:section text:style-name="Sect_letHead" text:name="Sect_letHead">
        <text:p text:style-name="letter_letHead">M m</text:p>
      </text:section>
      <text:section text:style-name="Sect_letData" text:name="Sect_letData">
        <text:p text:style-name="entry_letData"><text:span text:style-name="headword_entry_letData">menġë<text:span>  </text:span></text:span> <text:span>[</text:span><text:span text:style-name="pronunciation_pronunciations_entry_letData">mə.ˈɴe<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furry, having a furry taste-as betelnut or green bananas</text:span> <text:span text:style-name="xlanguagetag_.en_xitem_.tpi_definition_.en_sense_senses_entry_letData">Pdg </text:span> <text:span> </text:span><text:span text:style-name="span_.en_xitem_.tpi_definition_.en_sense_senses_entry_letData">samting </text:span> <text:span text:style-name="xitem_.tpi_definition_.en_sense_senses_entry_letData">i gat pait olsem buai</text:span> <text:span> </text:span><text:span text:style-name="example_xitem_examples_sense_senses_entry_letData">Menġë vaḳu avi<text:span> </text:span></text:span> <text:span text:style-name="translation_.en_translations_xitem_examples_sense_senses_entry_letData">Her mouth went all furry<text:span> </text:span></text:span> <text:span>  </text:span><text:span text:style-name="example_xitem_examples_sense_senses_entry_letData">Bebumeng menġë loḳ ayo<text:span> </text:span></text:span> <text:span text:style-name="translation_.en_translations_xitem_examples_sense_senses_entry_letData">The betel nut upset his stomach<text:span> </text:span></text:span> <text:span>  </text:span><text:span text:style-name="example_xitem_examples_sense_senses_entry_letData">Vud su moneḳ venuh rë om menġë<text:span> </text:span></text:span> <text:span text:style-name="translation_.en_translations_xitem_examples_sense_senses_entry_letData">The bananas weren't really ripe so they had a furry taste<text:span> </text:span></text:span> <text:span> </text:span></text:p>
      </text:section>
      <text:section text:style-name="Sect_letHead" text:name="Sect_letHead">
        <text:p text:style-name="letter_letHead">N n</text:p>
      </text:section>
      <text:section text:style-name="Sect_letData" text:name="Sect_letData">
        <text:p text:style-name="entry_letData"><text:span text:style-name="headword_entry_letData">nare<text:span>  </text:span></text:span> <text:span>[</text:span><text:span text:style-name="pronunciation_pronunciations_entry_letData">ˈna.ɾɛ<text:span>]</text:span></text:span> <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standing-this is the irregular continuative form of the verb <text:span text:style-name="span_.bzh_xitem_.en_definition_.en_sense_senses_entry_letData">vare</text:span>  `to stand'. The expected form would be *nevare</text:span> <text:span text:style-name="xlanguagetag_.en_xitem_.tpi_definition_.en_sense_senses_entry_letData">Pdg </text:span> <text:span> </text:span><text:span text:style-name="xitem_.tpi_definition_.en_sense_senses_entry_letData">sanap i stap</text:span> <text:span> </text:span><text:span text:style-name="example_examples_sense_senses_entry_letData">Nare raḳ ḳedu getahi ḳööḳ ya ahu<text:span> </text:span></text:span> <text:span text:style-name="translation_.en_translations_examples_sense_senses_entry_letData">He was standing on the mountain and called a message down below<text:span> </text:span></text:span> <text:span> </text:span></text:p>
        <text:p text:style-name="entry_letData"><text:span text:style-name="headword_entry_letData">nema<text:span>  </text:span></text:span> <text:span>[</text:span><text:span text:style-name="pronunciation_pronunciations_entry_letData">nə.ˈma<text:span>]</text:span></text:span> <text:span> </text:span><text:span text:style-name="xsensenumber_sense_senses_entry_letData">1)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hand</text:span> <text:span text:style-name="xlanguagetag_.en_xitem_.tpi_definition_.en_sense_senses_entry_letData">Pdg </text:span> <text:span> </text:span><text:span text:style-name="xitem_.tpi_definition_.en_sense_senses_entry_letData">han</text:span> <text:span> </text:span><text:span text:style-name="example_xitem_examples_sense_senses_entry_letData">Nema keyëh loḳ masin<text:span> </text:span></text:span> <text:span text:style-name="translation_.en_translations_xitem_examples_sense_senses_entry_letData">His arm broke in the machine<text:span> </text:span></text:span> <text:span>  </text:span><text:span text:style-name="example_xitem_examples_sense_senses_entry_letData">Anöö ranġa nema<text:span> </text:span></text:span> <text:span text:style-name="translation_.en_translations_xitem_examples_sense_senses_entry_letData">The dog bit her hand<text:span> </text:span></text:span> <text:span>  </text:span><text:span text:style-name="example_xitem_examples_sense_senses_entry_letData">Mehö saga jom loḳ sa nemaġ<text:span> </text:span></text:span> <text:span text:style-name="translation_.en_translations_xitem_examples_sense_senses_entry_letData">That person held my hand<text:span> </text:span></text:span> <text:span>  </text:span><text:span text:style-name="example_xitem_examples_sense_senses_entry_letData">Nema lu vaha om yö rëḳ medo genom berup<text:span> </text:span></text:span> <text:span text:style-name="translation_.en_translations_xitem_examples_sense_senses_entry_letData">He is still alive (in one piece), so he'll be back (to take revenge)<text:span> </text:span></text:span> <text:span> </text:span><text:span>  </text:span><text:span text:style-name="xsensenumber_sense_senses_entry_letData">2)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The forearm as far as the elbow</text:span> <text:span text:style-name="xlanguagetag_.en_xitem_.tpi_definition_.en_sense_senses_entry_letData">Pdg </text:span> <text:span> </text:span><text:span text:style-name="xitem_.tpi_definition_.en_sense_senses_entry_letData">han</text:span> <text:span> </text:span><text:span text:style-name="example_examples_sense_senses_entry_letData">Desis nema raḳ beġo lom seḳë keyëh<text:span> </text:span></text:span> <text:span text:style-name="translation_.en_translations_examples_sense_senses_entry_letData">They hit is forearm with the club and the bone broke<text:span> </text:span></text:span> <text:span> </text:span><text:span>  </text:span><text:span text:style-name="xsensenumber_sense_senses_entry_letData">3)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the forefoot of four footed animals</text:span> <text:span text:style-name="xlanguagetag_.en_xitem_.tpi_definition_.en_sense_senses_entry_letData">Pdg </text:span> <text:span> </text:span><text:span text:style-name="xitem_.tpi_definition_.en_sense_senses_entry_letData">han bilong ol abus samting</text:span> <text:span> </text:span><text:span text:style-name="example_examples_sense_senses_entry_letData">Bööḳ vës söv lob nema keyëh<text:span> </text:span></text:span> <text:span text:style-name="translation_.en_translations_examples_sense_senses_entry_letData">The pig fell into a hole and broke its front leg(s)<text:span> </text:span></text:span> <text:span> </text:span><text:span>  </text:span><text:span text:style-name="xsensenumber_sense_senses_entry_letData">4) </text:span> <text:span text:style-name="partofspeech_.en_grammaticalinfo_sense_senses_entry_letData">noun(inal)<text:span> </text:span></text:span> <text:span> </text:span><text:span text:style-name="xlanguagetag_.en_xitem_.en_definition_.en_sense_senses_entry_letData">Eng </text:span> <text:span text:style-name="span_.tpi_xitem_.en_definition_.en_sense_senses_entry_letData">branch, of trees, etc.</text:span> <text:span text:style-name="xlanguagetag_.en_xitem_.tpi_definition_.en_sense_senses_entry_letData">Pdg </text:span> <text:span> </text:span><text:span text:style-name="xitem_.tpi_definition_.en_sense_senses_entry_letData">han diewai</text:span> <text:span> </text:span><text:span text:style-name="example_examples_sense_senses_entry_letData">Ḳele nerig menevasuh nema nġahi nġahi<text:span> </text:span></text:span> <text:span text:style-name="translation_.en_translations_examples_sense_senses_entry_letData">The tree grew and divided into many branches<text:span> </text:span></text:span> <text:span> </text:span><text:span>  </text:span><text:span text:style-name="xsensenumber_sense_senses_entry_letData">5) </text:span> <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handle of tools, utensils, etc</text:span> <text:span text:style-name="xlanguagetag_.en_xitem_.tpi_definition_.en_sense_senses_entry_letData">Pdg </text:span> <text:span> </text:span><text:span text:style-name="xitem_.tpi_definition_.en_sense_senses_entry_letData">handel</text:span> <text:span> </text:span><text:span text:style-name="example_examples_sense_senses_entry_letData">Devo dëġ nema vër gedetunġ dëġ raḳ ya nengwah<text:span> </text:span></text:span> <text:span text:style-name="translation_.en_translations_examples_sense_senses_entry_letData">They took the saucepan's handle off and put the saucepan on the fire<text:span> </text:span></text:span> <text:span> </text:span></text:p>
      </text:section>
      <text:section text:style-name="Sect_letHead" text:name="Sect_letHead">
        <text:p text:style-name="letter_letHead">Ny ny</text:p>
      </text:section>
      <text:section text:style-name="Sect_letData" text:name="Sect_letData">
        <text:p text:style-name="entry_letData"><text:span text:style-name="headword_entry_letData">nyë<text:span>  </text:span></text:span> <text:span>[</text:span><text:span text:style-name="pronunciation_pronunciations_entry_letData">ɲe<text:span>]</text:span></text:span> <text:span> </text:span><text:span text:style-name="partofspeech_.en_grammaticalinfo_sense_senses_entry_letData">noun(inal)<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chin</text:span> <text:span text:style-name="xlanguagetag_.en_xitem_.tpi_definition_.en_sense_senses_entry_letData">Pdg </text:span> <text:span> </text:span><text:span text:style-name="xitem_.tpi_definition_.en_sense_senses_entry_letData">wasket</text:span> <text:span> </text:span><text:span text:style-name="example_examples_sense_senses_entry_letData">Sa kër nyëġ gwëbeng<text:span> </text:span></text:span> <text:span text:style-name="translation_.en_translations_examples_sense_senses_entry_letData">I shaved this morning<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beginning, first</text:span> <text:span text:style-name="xlanguagetag_.en_xitem_.tpi_definition_.en_sense_senses_entry_letData">Pdg </text:span> <text:span> </text:span><text:span text:style-name="xitem_.tpi_definition_.en_sense_senses_entry_letData">stat</text:span> <text:span> </text:span><text:span text:style-name="example_examples_sense_senses_entry_letData">Yö verup ya nedo ya nyë<text:span> </text:span></text:span> <text:span text:style-name="translation_.en_translations_examples_sense_senses_entry_letData">He arrived first (and the others (presumably) would come later)<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edge, corner</text:span> <text:span text:style-name="xlanguagetag_.en_xitem_.tpi_definition_.en_sense_senses_entry_letData">Pdg </text:span> <text:span> </text:span><text:span text:style-name="xitem_.tpi_definition_.en_sense_senses_entry_letData">arere</text:span> <text:span> </text:span><text:span text:style-name="example_xitem_examples_sense_senses_entry_letData">Ya nare ya begganġ nyë<text:span> </text:span></text:span> <text:span text:style-name="translation_.en_translations_xitem_examples_sense_senses_entry_letData">He went and stood by the corner of the house<text:span> </text:span></text:span> <text:span>  </text:span><text:span text:style-name="example_xitem_examples_sense_senses_entry_letData">Nyë keyëh raḳ ġelönġ<text:span> </text:span></text:span> <text:span text:style-name="translation_.en_translations_xitem_examples_sense_senses_entry_letData">The edge broke on a stone<text:span> </text:span></text:span> <text:span> </text:span><text:span>  </text:span><text:span text:style-name="xsensenumber_sense_senses_entry_letData">4) </text:span> <text:span text:style-name="xlanguagetag_.en_xitem_.en_definition_.en_sense_senses_entry_letData">Eng </text:span> <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 <text:span text:style-name="xlanguagetag_.en_xitem_.tpi_definition_.en_sense_senses_entry_letData">Pdg </text:span> <text:span> </text:span><text:span text:style-name="xitem_.tpi_definition_.en_sense_senses_entry_letData">mak i stap long skin</text:span> <text:span> </text:span><text:span text:style-name="example_examples_sense_senses_entry_letData">Degelu Jaroom atov wirek om sën dënër yi bë Ḳele-nyë<text:span> </text:span></text:span> <text:span text:style-name="translation_.en_translations_examples_sense_senses_entry_letData">They speared Jaroom before so they called him "spear-scar"<text:span> </text:span></text:span> <text:span> </text:span></text:p>
      </text:section>
      <text:section text:style-name="Sect_letHead" text:name="Sect_letHead">
        <text:p text:style-name="letter_letHead">P p</text:p>
      </text:section>
      <text:section text:style-name="Sect_letData" text:name="Sect_letData">
        <text:p text:style-name="entry_letData"><text:span text:style-name="headword_entry_letData">pediiin<text:span>  </text:span></text:span> <text:span>[</text:span><text:span text:style-name="pronunciation_pronunciations_entry_letData">pə.ˈⁿdiː.in<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bounce, ricochet</text:span> <text:span text:style-name="xlanguagetag_.en_xitem_.tpi_definition_.en_sense_senses_entry_letData">Pdg </text:span> <text:span> </text:span><text:span text:style-name="xitem_.tpi_definition_.en_sense_senses_entry_letData">kalap i go</text:span> <text:span> </text:span><text:span text:style-name="example_xitem_examples_sense_senses_entry_letData">Pediiin raḳ geya vavunë rot<text:span> </text:span></text:span> <text:span text:style-name="translation_.en_translations_xitem_examples_sense_senses_entry_letData">It bounced off and went way up in the air<text:span> </text:span></text:span> <text:span>  </text:span><text:span text:style-name="example_xitem_examples_sense_senses_entry_letData">Vaḳë baar lom pediiin meya vos ayo<text:span> </text:span></text:span> <text:span text:style-name="translation_.en_translations_xitem_examples_sense_senses_entry_letData">He kicked the ball and it ricocheted off into the bush<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 <text:span text:style-name="xlanguagetag_.en_xitem_.tpi_definition_.en_sense_senses_entry_letData">Pdg </text:span> <text:span> </text:span><text:span text:style-name="xitem_.tpi_definition_.en_sense_senses_entry_letData">pasin bilong helpim meri long bai i gat bel</text:span> <text:span> </text:span><text:span text:style-name="example_examples_sense_senses_entry_letData">Avëh sën raḳ regga rëḳ nalu ma genare hus ading loḳ depediiin lob nalu loḳ<text:span> </text:span></text:span> <text:span text:style-name="translation_.en_translations_examples_sense_senses_entry_letData">This woman married but had no children for a long time but then they put a spell on her and she became pregnant<text:span> </text:span></text:span> <text:span> </text:span></text:p>
        <text:p text:style-name="entry_letData"><text:span text:style-name="headword_entry_letData">pepelin<text:span>  </text:span></text:span> <text:span>[</text:span><text:span text:style-name="pronunciation_pronunciations_entry_letData">pə.ˈpɛl̪.in<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 then one cuts lightly into the other side a little above the first cut (<text:span text:style-name="span_.bzh_xitem_.en_definition_.en_sense_senses_entry_letData">pepelin</text:span> ) so that the tree will fall where desired. Both cuts are made with a sideways motion.</text:span> <text:span text:style-name="xlanguagetag_.en_xitem_.tpi_definition_.en_sense_senses_entry_letData">Pdg </text:span> <text:span> </text:span><text:span text:style-name="xitem_.tpi_definition_.en_sense_senses_entry_letData">katim hapsait pinis orait katim hapsait antap liklik bilong bruk</text:span> <text:span> </text:span><text:span text:style-name="example_examples_sense_senses_entry_letData">Vuv ḳele ggovek log yah pepelin ḳele ggëp vahi lob keyëh<text:span> </text:span></text:span> <text:span text:style-name="translation_.en_translations_examples_sense_senses_entry_letData">He cut into the tree then cut into the other side and it fell<text:span> </text:span></text:span> <text:span> </text:span></text:p>
        <text:p text:style-name="entry_letData"><text:span text:style-name="headword_entry_letData">piv<text:span>  </text:span></text:span> <text:span>[</text:span><text:span text:style-name="pronunciation_pronunciations_entry_letData">piβ<text:span>]</text:span></text:span> <text:span> </text:span><text:span text:style-name="xsensenumber_sense_senses_entry_letData">1) </text:span> <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languagetag_.en_xitem_.tpi_definition_.en_sense_senses_entry_letData">Pdg </text:span> <text:span> </text:span><text:span text:style-name="xitem_.tpi_definition_.en_sense_senses_entry_letData">spia kisim</text:span> <text:span> </text:span><text:span text:style-name="example_xitem_examples_sense_senses_entry_letData">Gelu ḳapii lom piv meraḳ nedo<text:span> </text:span></text:span> <text:span text:style-name="translation_.en_translations_xitem_examples_sense_senses_entry_letData">He speared the <text:span text:style-name="span_.bzh_translation_.en_translations_xitem_examples_sense_senses_entry_letData">ḳapii</text:span>  tree and it hit it and stuck into it<text:span> </text:span></text:span> <text:span>  </text:span><text:span text:style-name="example_xitem_examples_sense_senses_entry_letData">Vanëh sok mepiv<text:span> </text:span></text:span> <text:span text:style-name="translation_.en_translations_xitem_examples_sense_senses_entry_letData">He shot the bird and hit it<text:span> </text:span></text:span> <text:span> </text:span><text:span>  </text:span><text:span text:style-name="xsensenumber_sense_senses_entry_letData">2) </text:span> <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carry on one's back, piggyback. (Some people use the form <text:span text:style-name="span_.bzh_xitem_.en_definition_.en_sense_senses_entry_letData">peev</text:span> )</text:span> <text:span text:style-name="xlanguagetag_.en_xitem_.tpi_definition_.en_sense_senses_entry_letData">Pdg </text:span> <text:span> </text:span><text:span text:style-name="xitem_.tpi_definition_.en_sense_senses_entry_letData">karim long baksait</text:span> <text:span> </text:span><text:span text:style-name="example_examples_sense_senses_entry_letData">Sepiv nġaa nġahiseḳë medu sa rot<text:span> </text:span></text:span> <text:span text:style-name="translation_.en_translations_examples_sense_senses_entry_letData">I carried lots of things on my back and they weighed me down<text:span> </text:span></text:span> <text:span> </text:span></text:p>
      </text:section>
      <text:section text:style-name="Sect_letHead" text:name="Sect_letHead">
        <text:p text:style-name="letter_letHead">R r</text:p>
      </text:section>
      <text:section text:style-name="Sect_letData" text:name="Sect_letData">
        <text:p text:style-name="entry_letData"><text:span text:style-name="headword_entry_letData">rehöö<text:span>  </text:span></text:span> <text:span>[</text:span><text:span text:style-name="pronunciation_pronunciations_entry_letData">ɾə.ˈʁɔː<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overcome by water or smoke, overwhelm</text:span> <text:span text:style-name="xlanguagetag_.en_xitem_.tpi_definition_.en_sense_senses_entry_letData">Pdg </text:span> <text:span> </text:span><text:span text:style-name="span_.en_xitem_.tpi_definition_.en_sense_senses_entry_letData">wara </text:span> <text:span text:style-name="xitem_.tpi_definition_.en_sense_senses_entry_letData">karamapim</text:span> <text:span> </text:span><text:span text:style-name="example_examples_sense_senses_entry_letData">Bël rehöö mehöti mediiḳ<text:span> </text:span></text:span> <text:span text:style-name="translation_.en_translations_examples_sense_senses_entry_letData">The waters covered someone and he died<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shout, argue with a loud inarticulate noise so as not to be able to hear anyone else</text:span> <text:span text:style-name="xlanguagetag_.en_xitem_.tpi_definition_.en_sense_senses_entry_letData">Pdg </text:span> <text:span> </text:span><text:span text:style-name="xitem_.tpi_definition_.en_sense_senses_entry_letData">singaut karamapim tok bilong narapela </text:span> <text:span> </text:span><text:span text:style-name="example_xitem_examples_sense_senses_entry_letData">Rehöö gesu nġo ayej rë<text:span> </text:span></text:span> <text:span text:style-name="translation_.en_translations_xitem_examples_sense_senses_entry_letData">He made such a noise he didn't hear what they said<text:span> </text:span></text:span> <text:span>  </text:span><text:span text:style-name="example_xitem_examples_sense_senses_entry_letData">Derehöö sir<text:span> </text:span></text:span> <text:span text:style-name="translation_.en_translations_xitem_examples_sense_senses_entry_letData">They argued loudly (without hearing what each other was saying)<text:span> </text:span></text:span> <text:span> </text:span></text:p>
        <text:p text:style-name="entry_letData"><text:span text:style-name="headword_entry_letData">rohin<text:span>  </text:span></text:span> <text:span>[</text:span><text:span text:style-name="pronunciation_pronunciations_entry_letData">ˈɾoʁ.in<text:span>]</text:span></text:span> <text:span> </text:span><text:span text:style-name="partofspeech_.en_grammaticalinfo_sense_senses_entry_letData">Class3<text:span> </text:span></text:span> <text:span> </text:span><text:span text:style-name="xlanguagetag_.en_xitem_.en_definition_.en_sense_senses_entry_letData">Eng </text:span> <text:span text:style-name="xitem_.en_definition_.en_sense_senses_entry_letData">to stake, to stand up, to thrust, to spear, to thrust a stake or something into the ground by thrusting it down until it stands up on its own</text:span> <text:span text:style-name="xlanguagetag_.en_xitem_.tpi_definition_.en_sense_senses_entry_letData">Pdg </text:span> <text:span> </text:span><text:span text:style-name="span_.en_xitem_.tpi_definition_.en_sense_senses_entry_letData">apim na planim i go daun long graun</text:span> <text:span> </text:span><text:span text:style-name="example_xitem_examples_sense_senses_entry_letData">Rohin riing luḳ ya dob<text:span> </text:span></text:span> <text:span text:style-name="translation_.en_translations_xitem_examples_sense_senses_entry_letData">He thrust the yam stake into the ground<text:span> </text:span></text:span> <text:span>  </text:span><text:span text:style-name="example_xitem_examples_sense_senses_entry_letData">He rohin ġadu in hil natul heek<text:span> </text:span></text:span> <text:span text:style-name="translation_.en_translations_xitem_examples_sense_senses_entry_letData">We thrust the stays into the ground so we could make the fence<text:span> </text:span></text:span> <text:span>  </text:span><text:span text:style-name="example_xitem_examples_sense_senses_entry_letData">Yö nare ading log rohin bööḳ<text:span> </text:span></text:span> <text:span text:style-name="translation_.en_translations_xitem_examples_sense_senses_entry_letData">He stood a long way off and speared the pig<text:span> </text:span></text:span> <text:span> </text:span></text:p>
        <text:p text:style-name="entry_letData"><text:span text:style-name="headword_entry_letData">röp<text:span>  </text:span></text:span> <text:span>[</text:span><text:span text:style-name="pronunciation_pronunciations_entry_letData">ɾɔp<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don, put on-of clothes, shoes, etc, insert, poke through</text:span> <text:span text:style-name="xlanguagetag_.en_xitem_.tpi_definition_.en_sense_senses_entry_letData">Pdg </text:span> <text:span> </text:span><text:span text:style-name="xitem_.tpi_definition_.en_sense_senses_entry_letData">putim, subim-olsem putim trausis, siot, samting</text:span> <text:span> </text:span><text:span text:style-name="example_examples_sense_senses_entry_letData">Röp tarasis<text:span> </text:span></text:span> <text:span text:style-name="translation_.en_translations_examples_sense_senses_entry_letData">He put on his trousers<text:span> </text:span></text:span> <text:span> </text:span><text:span>  </text:span><text:span text:style-name="xsensenumber_sense_senses_entry_letData">2) </text:span> <text:span text:style-name="xlanguagetag_.en_definition_.en_sense_senses_entry_letData">Eng </text:span> <text:span text:style-name="definition_.en_sense_senses_entry_letData">go straight, direct<text:span> </text:span></text:span> <text:span text:style-name="example_examples_sense_senses_entry_letData">Bengovek röp meya ahu<text:span> </text:span></text:span> <text:span text:style-name="translation_.en_translations_examples_sense_senses_entry_letData">The <text:span text:style-name="span_.bzh_translation_.en_translations_examples_sense_senses_entry_letData">bengovek</text:span>  slithered straight down<text:span> </text:span></text:span> <text:span> </text:span><text:span>  </text:span><text:span text:style-name="xsensenumber_sense_senses_entry_letData">3) </text:span> <text:span text:style-name="xlanguagetag_.en_definition_.en_sense_senses_entry_letData">Eng </text:span> <text:span text:style-name="definition_.en_sense_senses_entry_letData">to come empty-handed-not carrying anything<text:span> </text:span></text:span> <text:span text:style-name="example_examples_sense_senses_entry_letData">Röp yi gesu ḳo nġaa ti rë<text:span> </text:span></text:span> <text:span text:style-name="translation_.en_translations_examples_sense_senses_entry_letData">He came without bringing anything<text:span> </text:span></text:span> <text:span> </text:span><text:span>  </text:span><text:span text:style-name="xsensenumber_sense_senses_entry_letData">4) </text:span> <text:span text:style-name="xlanguagetag_.en_definition_.en_sense_senses_entry_letData">Eng </text:span> <text:span text:style-name="definition_.en_sense_senses_entry_letData">poke into, poke through, this is usually something lower down than is epressed by <text:span text:style-name="span_.bzh_definition_.en_sense_senses_entry_letData">rörin</text:span> <text:span> </text:span></text:span> <text:span text:style-name="example_examples_sense_senses_entry_letData">Seröp paëp loḳ ya apel ayo<text:span> </text:span></text:span> <text:span text:style-name="translation_.en_translations_examples_sense_senses_entry_letData">I slipped the knife into a bamboo (so it wouldn't cut anyone)<text:span> </text:span></text:span> <text:span> </text:span></text:p>
        <text:p text:style-name="entry_letData"><text:span text:style-name="headword_entry_letData">rörin<text:span>  </text:span></text:span> <text:span>[</text:span><text:span text:style-name="pronunciation_pronunciations_entry_letData">ˈɾɔɾ.in<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stretch out, extend</text:span> <text:span text:style-name="xlanguagetag_.en_xitem_.tpi_definition_.en_sense_senses_entry_letData">Pdg </text:span> <text:span> </text:span><text:span text:style-name="xitem_.tpi_definition_.en_sense_senses_entry_letData">putim, slipim</text:span> <text:span> </text:span><text:span text:style-name="example_examples_sense_senses_entry_letData">Rörin vaha ggök ya vavunë<text:span> </text:span></text:span> <text:span text:style-name="translation_.en_translations_examples_sense_senses_entry_letData">He stretched his leg out on top (of it)<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poke, push, shove a long object into something. This relates to something  which is put up high as opposed to <text:span text:style-name="span_.bzh_xitem_.en_definition_.en_sense_senses_entry_letData">röp</text:span> </text:span> <text:span text:style-name="xlanguagetag_.en_xitem_.tpi_definition_.en_sense_senses_entry_letData">Pdg </text:span> <text:span> </text:span><text:span text:style-name="xitem_.tpi_definition_.en_sense_senses_entry_letData">slipim antap</text:span> <text:span> </text:span><text:span text:style-name="example_examples_sense_senses_entry_letData">Gwee rörin yi löv ggök ya neggëp ḳele nema vavunë<text:span> </text:span></text:span> <text:span text:style-name="translation_.en_translations_examples_sense_senses_entry_letData">Gwee poked his sugarcane up onto a tree branch<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to grow long, to be still in the process of development/still growing-especially of long fruits etc</text:span> <text:span text:style-name="xlanguagetag_.en_xitem_.tpi_definition_.en_sense_senses_entry_letData">Pdg </text:span> <text:span> </text:span><text:span text:style-name="xitem_.tpi_definition_.en_sense_senses_entry_letData">staat karim</text:span> <text:span> </text:span><text:span text:style-name="example_examples_sense_senses_entry_letData">Ḳatimeng anon nahën nerörin<text:span> </text:span></text:span> <text:span text:style-name="translation_.en_translations_examples_sense_senses_entry_letData">The cucumbers are still growing<text:span> </text:span></text:span> <text:span> </text:span><text:span>  </text:span><text:span text:style-name="xsensenumber_sense_senses_entry_letData">4) </text:span> <text:span text:style-name="xlanguagetag_.en_xitem_.en_definition_.en_sense_senses_entry_letData">Eng </text:span> <text:span text:style-name="xitem_.en_definition_.en_sense_senses_entry_letData">to come empty-handed, without bringing anything</text:span> <text:span text:style-name="xlanguagetag_.en_xitem_.tpi_definition_.en_sense_senses_entry_letData">Pdg </text:span> <text:span> </text:span><text:span text:style-name="xitem_.tpi_definition_.en_sense_senses_entry_letData">em i kam nating</text:span> <text:span> </text:span><text:span text:style-name="example_examples_sense_senses_entry_letData">Ham nġo rörin mu geham su ḳo nġaa la rë<text:span> </text:span></text:span> <text:span text:style-name="translation_.en_translations_examples_sense_senses_entry_letData">You came empty-handed, you didn't bring anything<text:span> </text:span></text:span> <text:span> </text:span></text:p>
      </text:section>
      <text:section text:style-name="Sect_letHead" text:name="Sect_letHead">
        <text:p text:style-name="letter_letHead">S s</text:p>
      </text:section>
      <text:section text:style-name="Sect_letData" text:name="Sect_letData">
        <text:p text:style-name="entry_letData"><text:span text:style-name="headword_entry_letData">sahek<text:span>  </text:span></text:span> <text:span>[</text:span><text:span text:style-name="pronunciation_pronunciations_entry_letData">ˈt͡ʃaʁ.ək<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yawn</text:span> <text:span text:style-name="xlanguagetag_.en_xitem_.tpi_definition_.en_sense_senses_entry_letData">Pdg </text:span> <text:span> </text:span><text:span text:style-name="span_.en_xitem_.tpi_definition_.en_sense_senses_entry_letData">pulim win </text:span> <text:span text:style-name="xitem_.tpi_definition_.en_sense_senses_entry_letData">long slip</text:span> <text:span> </text:span><text:span text:style-name="example_xitem_examples_sense_senses_entry_letData">Sahek in mala neggëp<text:span> </text:span></text:span> <text:span text:style-name="translation_.en_translations_xitem_examples_sense_senses_entry_letData">He yawned because he was sleepy<text:span> </text:span></text:span> <text:span>  </text:span><text:span text:style-name="example_xitem_examples_sense_senses_entry_letData">Sahek in nenga mir<text:span> </text:span></text:span> <text:span text:style-name="translation_.en_translations_xitem_examples_sense_senses_entry_letData">He yawned because his ears were blocked<text:span> </text:span></text:span> <text:span> </text:span></text:p>
        <text:p text:style-name="entry_letData"><text:span text:style-name="headword_entry_letData">sejonġ<text:span>  </text:span></text:span> <text:span>[</text:span><text:span text:style-name="pronunciation_pronunciations_entry_letData">t͡ʃə.ˈⁿd͡ʒoɴ<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decorate, to place or hang things as decorations</text:span> <text:span text:style-name="xlanguagetag_.en_xitem_.tpi_definition_.en_sense_senses_entry_letData">Pdg </text:span> <text:span> </text:span><text:span text:style-name="xitem_.tpi_definition_.en_sense_senses_entry_letData">bilasim</text:span> <text:span> </text:span><text:span text:style-name="example_examples_sense_senses_entry_letData">He sejonġ begganġ in hil najom jaḳ<text:span> </text:span></text:span> <text:span text:style-name="translation_.en_translations_examples_sense_senses_entry_letData">We decorated the house because we are going to dedicate it<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drown out, to bother, annoy, interfere with, to make a noise which prevents someone else from hearing what is going on</text:span> <text:span text:style-name="xlanguagetag_.en_xitem_.tpi_definition_.en_sense_senses_entry_letData">Pdg </text:span> <text:span> </text:span><text:span text:style-name="span_.en_xitem_.tpi_definition_.en_sense_senses_entry_letData">planti nois i</text:span> <text:span text:style-name="xitem_.tpi_definition_.en_sense_senses_entry_letData"> karamapim yau</text:span> <text:span> </text:span><text:span text:style-name="example_examples_sense_senses_entry_letData">Sejonġ ġaġek gesu denġo rë<text:span> </text:span></text:span> <text:span text:style-name="translation_.en_translations_examples_sense_senses_entry_letData">He drowned out what was being said and they couldn't hear it<text:span> </text:span></text:span> <text:span> </text:span></text:p>
      </text:section>
      <text:section text:style-name="Sect_letHead" text:name="Sect_letHead">
        <text:p text:style-name="letter_letHead">T t</text:p>
      </text:section>
      <text:section text:style-name="Sect_letData" text:name="Sect_letData">
        <text:p text:style-name="entry_letData"><text:span text:style-name="headword_entry_letData">tahöö<text:span>  </text:span></text:span> <text:span>[</text:span><text:span text:style-name="pronunciation_pronunciations_entry_letData">ta.ˈʁɔː<text:span>]</text:span></text:span> <text:span> </text:span><text:span text:style-name="partofspeech_.en_grammaticalinfo_sense_senses_entry_letData">Class1<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stride, take long steps, to crawl as a caterpillar does</text:span> <text:span text:style-name="xlanguagetag_.en_xitem_.tpi_definition_.en_sense_senses_entry_letData">Pdg </text:span> <text:span> </text:span><text:span text:style-name="span_.en_xitem_.tpi_definition_.en_sense_senses_entry_letData">putim lek i go longpela longpela na </text:span> <text:span text:style-name="xitem_.tpi_definition_.en_sense_senses_entry_letData">wokabaut</text:span> <text:span> </text:span><text:span text:style-name="example_examples_sense_senses_entry_letData">Nyëġ ading om hil tahöö vahad in hil ana pevis<text:span> </text:span></text:span> <text:span text:style-name="translation_.en_translations_examples_sense_senses_entry_letData">It's a long way so let's stride out so that we get there quickly<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space wide apart (as in building a fence)</text:span> <text:span text:style-name="xlanguagetag_.en_xitem_.tpi_definition_.en_sense_senses_entry_letData">Pdg </text:span> <text:span> </text:span><text:span text:style-name="xitem_.tpi_definition_.en_sense_senses_entry_letData">makim mak longwe</text:span> <text:span> </text:span><text:span text:style-name="example_examples_sense_senses_entry_letData">Hil tahöö den ti ti ya ya<text:span> </text:span></text:span> <text:span text:style-name="translation_.en_translations_examples_sense_senses_entry_letData">We space boundary marks wide apart<text:span> </text:span></text:span> <text:span> </text:span></text:p>
        <text:p text:style-name="entry_letData"><text:span text:style-name="headword_entry_letData">tep<text:span>  </text:span></text:span> <text:span>[</text:span><text:span text:style-name="pronunciation_pronunciations_entry_letData">tɛp<text:span>]</text:span></text:span> <text:span> </text:span><text:span text:style-name="partofspeech_.en_grammaticalinfo_sense_senses_entry_letData">Class1<text:span> </text:span></text:span> <text:span> </text:span><text:span text:style-name="xlanguagetag_.en_xitem_.en_definition_.en_sense_senses_entry_letData">Eng </text:span> <text:span text:style-name="xitem_.en_definition_.en_sense_senses_entry_letData">to taste, lick, poke out the tongue</text:span> <text:span text:style-name="xlanguagetag_.en_xitem_.tpi_definition_.en_sense_senses_entry_letData">Pdg </text:span> <text:span> </text:span><text:span text:style-name="span_.en_xitem_.tpi_definition_.en_sense_senses_entry_letData">rapi</text:span> <text:span text:style-name="xitem_.tpi_definition_.en_sense_senses_entry_letData">m long tang</text:span> <text:span> </text:span><text:span text:style-name="example_xitem_examples_sense_senses_entry_letData">Tep mamireng<text:span> </text:span></text:span> <text:span text:style-name="translation_.en_translations_xitem_examples_sense_senses_entry_letData">She tasted the salt<text:span> </text:span></text:span> <text:span>  </text:span><text:span text:style-name="example_xitem_examples_sense_senses_entry_letData">Tep daggen<text:span> </text:span></text:span> <text:span text:style-name="translation_.en_translations_xitem_examples_sense_senses_entry_letData">He poked his tongue out (in anger)<text:span> </text:span></text:span> <text:span> </text:span></text:p>
        <text:p text:style-name="entry_letData"><text:span text:style-name="headword_entry_letData">to<text:span>  </text:span></text:span> <text:span>[</text:span><text:span text:style-name="pronunciation_pronunciations_entry_letData">to<text:span>]</text:span></text:span> <text:span> </text:span><text:span text:style-name="partofspeech_.en_grammaticalinfo_sense_senses_entry_letData">Class2<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to come down, to travel in a direction generally down the valley, but also towards the speaker</text:span> <text:span text:style-name="xlanguagetag_.en_xitem_.tpi_definition_.en_sense_senses_entry_letData">Pdg </text:span> <text:span> </text:span><text:span text:style-name="xitem_.tpi_definition_.en_sense_senses_entry_letData">i kam daun</text:span> <text:span> </text:span><text:span text:style-name="example_examples_sense_senses_entry_letData">He halë bë to om hil ana jaḳ<text:span> </text:span></text:span> <text:span text:style-name="translation_.en_translations_examples_sense_senses_entry_letData">We see that he has arrived so let's go<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fall</text:span> <text:span text:style-name="xlanguagetag_.en_xitem_.tpi_definition_.en_sense_senses_entry_letData">Pdg </text:span> <text:span> </text:span><text:span text:style-name="span_.en_xitem_.tpi_definition_.en_sense_senses_entry_letData">i </text:span> <text:span text:style-name="xitem_.tpi_definition_.en_sense_senses_entry_letData">pundaun</text:span> <text:span> </text:span><text:span text:style-name="example_xitem_examples_sense_senses_entry_letData">To mesis yi raḳ dob<text:span> </text:span></text:span> <text:span text:style-name="translation_.en_translations_xitem_examples_sense_senses_entry_letData">He fell and hurt himself on the ground<text:span> </text:span></text:span> <text:span>  </text:span><text:span text:style-name="example_xitem_examples_sense_senses_entry_letData">Hob to raḳ veseveng<text:span> </text:span></text:span> <text:span text:style-name="translation_.en_translations_xitem_examples_sense_senses_entry_letData">It rained yesterday<text:span> </text:span></text:span> <text:span> </text:span><text:span>  </text:span><text:span text:style-name="xsensenumber_sense_senses_entry_letData">3) </text:span> <text:span text:style-name="xlanguagetag_.en_xitem_.en_definition_.en_sense_senses_entry_letData">Eng </text:span> <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 <text:span text:style-name="xlanguagetag_.en_xitem_.tpi_definition_.en_sense_senses_entry_letData">Pdg </text:span> <text:span> </text:span><text:span text:style-name="xitem_.tpi_definition_.en_sense_senses_entry_letData">i go daun</text:span> <text:span> </text:span><text:span text:style-name="example_examples_sense_senses_entry_letData">He nado ga mehö saga to meya huk anon<text:span> </text:span></text:span> <text:span text:style-name="translation_.en_translations_examples_sense_senses_entry_letData">We stayed here and that person went down to the garden<text:span> </text:span></text:span> <text:span> </text:span></text:p>
      </text:section>
      <text:section text:style-name="Sect_letHead" text:name="Sect_letHead">
        <text:p text:style-name="letter_letHead">V v</text:p>
      </text:section>
      <text:section text:style-name="Sect_letData" text:name="Sect_letData">
        <text:p text:style-name="entry_letData"><text:span text:style-name="headword_entry_letData">veġo<text:span>  </text:span></text:span> <text:span>[</text:span><text:span text:style-name="pronunciation_pronunciations_entry_letData">βə.ˈᵑɢo<text:span>]</text:span></text:span> <text:span> </text:span><text:span text:style-name="partofspeech_.en_grammaticalinfo_sense_senses_entry_letData">noun(inal)<text:span> </text:span></text:span> <text:span> </text:span><text:span text:style-name="xlanguagetag_.en_xitem_.en_definition_.en_sense_senses_entry_letData">Eng </text:span> <text:span text:style-name="xitem_.en_definition_.en_sense_senses_entry_letData">thigh, hip, the upper part of the leg where it joins the body</text:span> <text:span text:style-name="xlanguagetag_.en_xitem_.tpi_definition_.en_sense_senses_entry_letData">Pdg </text:span> <text:span> </text:span><text:span text:style-name="span_.en_xitem_.tpi_definition_.en_sense_senses_entry_letData">hap </text:span> <text:span text:style-name="xitem_.tpi_definition_.en_sense_senses_entry_letData">lek klostu long bodi</text:span> <text:span> </text:span></text:p>
        <text:p text:style-name="entry_letData"><text:span text:style-name="headword_entry_letData">veriik<text:span>  </text:span></text:span> <text:span>[</text:span><text:span text:style-name="pronunciation_pronunciations_entry_letData">βə.ˈɾiːk<text:span>]</text:span></text:span> <text:span> </text:span><text:span text:style-name="partofspeech_.en_grammaticalinfo_sense_senses_entry_letData">Class3<text:span> </text:span></text:span> <text:span> </text:span><text:span text:style-name="xsensenumber_sense_senses_entry_letData">1) </text:span> <text:span text:style-name="xlanguagetag_.en_xitem_.en_definition_.en_sense_senses_entry_letData">Eng </text:span> <text:span text:style-name="xitem_.en_definition_.en_sense_senses_entry_letData">black </text:span> <text:span text:style-name="xlanguagetag_.en_xitem_.tpi_definition_.en_sense_senses_entry_letData">Pdg </text:span> <text:span> </text:span><text:span text:style-name="xitem_.tpi_definition_.en_sense_senses_entry_letData">blakpela </text:span> <text:span> </text:span><text:span text:style-name="example_xitem_examples_sense_senses_entry_letData">Alam veriik geveroo<text:span> </text:span></text:span> <text:span text:style-name="translation_.en_translations_xitem_examples_sense_senses_entry_letData">There are black people and white<text:span> </text:span></text:span> <text:span>  </text:span><text:span text:style-name="example_xitem_examples_sense_senses_entry_letData">Vëh tob veriik veseveng<text:span> </text:span></text:span> <text:span text:style-name="translation_.en_translations_xitem_examples_sense_senses_entry_letData">He wore a black laplap yesterday<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to become black</text:span> <text:span text:style-name="xlanguagetag_.en_xitem_.tpi_definition_.en_sense_senses_entry_letData">Pdg </text:span> <text:span> </text:span><text:span text:style-name="span_.en_xitem_.tpi_definition_.en_sense_senses_entry_letData">i </text:span> <text:span text:style-name="xitem_.tpi_definition_.en_sense_senses_entry_letData">kamap blak</text:span> <text:span> </text:span><text:span text:style-name="example_examples_sense_senses_entry_letData">Nabë ġekwevu nġaa saga jaḳ pen veriik og rëk beriik jaḳ<text:span> </text:span></text:span> <text:span text:style-name="translation_.en_translations_examples_sense_senses_entry_letData">If you paint that with black paint it will become black<text:span> </text:span></text:span> <text:span> </text:span></text:p>
        <text:p text:style-name="entry_letData"><text:span text:style-name="headword_entry_letData">vonġ poḳ<text:span>  </text:span></text:span> <text:span>[</text:span><text:span text:style-name="pronunciation_pronunciations_entry_letData">βoɴ poq<text:span>]</text:span></text:span> <text:span> </text:span><text:span text:style-name="xlanguagetag_.en_xitem_.en_definition_.en_sense_senses_entry_letData">Eng </text:span> <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 <text:span text:style-name="xlanguagetag_.en_xitem_.tpi_definition_.en_sense_senses_entry_letData">Pdg </text:span> <text:span> </text:span><text:span text:style-name="xitem_.tpi_definition_.en_sense_senses_entry_letData">pairap</text:span> <text:span> </text:span><text:span text:style-name="example_xitem_examples_sense_senses_entry_letData">Mehöti sap ḳele mepoḳ poḳ<text:span> </text:span></text:span> <text:span text:style-name="translation_.en_translations_xitem_examples_sense_senses_entry_letData">Someone is cutting wood and making a chopping sound<text:span> </text:span></text:span> <text:span>  </text:span><text:span text:style-name="example_xitem_examples_sense_senses_entry_letData">Jaheng vonġ poḳ om maḳ sis mun ti<text:span> </text:span></text:span> <text:span text:style-name="translation_.en_translations_xitem_examples_sense_senses_entry_letData">The trap went <text:span text:style-name="span_.bzh_translation_.en_translations_xitem_examples_sense_senses_entry_letData">poḳ</text:span>  so it must have caught a rat<text:span> </text:span></text:span> <text:span> </text:span></text:p>
      </text:section>
      <text:section text:style-name="Sect_letHead" text:name="Sect_letHead">
        <text:p text:style-name="letter_letHead">Y y</text:p>
      </text:section>
      <text:section text:style-name="Sect_letData" text:name="Sect_letData">
        <text:p text:style-name="entry_letData"><text:span text:style-name="headword_entry_letData">yu töḳsën<text:span>  </text:span></text:span> <text:span>[</text:span><text:span text:style-name="pronunciation_pronunciations_entry_letData">yu ˈtɔq.t͡ʃen<text:span>]</text:span></text:span> <text:span> </text:span><text:span>(</text:span><text:span text:style-name="LexEntryTypepublishStemEntryTypeAbbreviationPub_.en_entryreftype_primaryrefs_entry_letData">id. of<text:span> </text:span></text:span> <text:span> </text:span><text:span>) </text:span><text:span text:style-name="xlanguagetag_.en_xitem_.en_definition_.en_sense_senses_entry_letData">Eng </text:span> <text:span text:style-name="xitem_.en_definition_.en_sense_senses_entry_letData">to dance without a headdress</text:span> <text:span text:style-name="xlanguagetag_.en_xitem_.tpi_definition_.en_sense_senses_entry_letData">Pdg </text:span> <text:span> </text:span><text:span text:style-name="xitem_.tpi_definition_.en_sense_senses_entry_letData">i singsing nating, i no gat kangal</text:span> <text:span> </text:span><text:span text:style-name="example_examples_sense_senses_entry_letData">Löö yu töḳsën gesu tunġ soḳ rë<text:span> </text:span></text:span> <text:span text:style-name="translation_.en_translations_examples_sense_senses_entry_letData">He danced bareheaded without a headdress<text:span> </text:span></text:span> <text:span> </text:span><text:span>  </text:span><text:span text:style-name="xsensenumber_sense_senses_entry_letData">2) </text:span> <text:span text:style-name="xlanguagetag_.en_xitem_.en_definition_.en_sense_senses_entry_letData">Eng </text:span> <text:span text:style-name="xitem_.en_definition_.en_sense_senses_entry_letData">diviners, having a familiar spirit; a person's familiar spirit or <text:span text:style-name="span_.bzh_xitem_.en_definition_.en_sense_senses_entry_letData">memö </text:span> reveals something to a person and he speaks it out. They also look into water to do divination</text:span> <text:span text:style-name="xlanguagetag_.en_xitem_.tpi_definition_.en_sense_senses_entry_letData">Pdg </text:span> <text:span> </text:span><text:span text:style-name="xitem_.tpi_definition_.en_sense_senses_entry_letData">glasman, man bilong toktok wantaim ol spirit</text:span> <text:span> </text:span><text:span text:style-name="example_examples_sense_senses_entry_letData">Hil nanër alam sën heljenġ ḳenuj yom nedo ving sir medëlë bël lo nabë yuj töḳsën<text:span> </text:span></text:span> <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span></text:span> <text:spa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08-25T17:14:59</meta:creation-date>
    <dc:creator>sudyk</dc:creator>
    <dc:date>2010-08-25T17:14:59</dc:date>
    <meta:editing-cycles>1</meta:editing-cycles>
    <meta:editing-duration>PT2M27S</meta:editing-duration>
    <meta:AssemblyVersion Assembly-Version="OpenOfficeConvert 0.6.4.2280"/>
    <meta:Created-By Created-By="ReSharper 4.1.933.3"/>
    <meta:user-defined meta:name="Assembly-Version">OpenOfficeConvert 0.6.4.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D:\SIL SVN\PublishingSolution\Test\PsExport\TestFiles\Output\T5\T5"

'Changed On Aug-06-2010 for TD-1504(OpenOffice: Progressbar should be shown when macro ru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oContWindow.Visible = tru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